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ppleSystemUIFont" svg:font-family="AppleSystemUIFo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7863f" style:text-blinking="false" fo:background-color="transparen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8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0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5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67863f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b3b36" fo:background-color="transparent" loext:char-shading-value="0"/>
    </style:style>
    <style:style style:name="T32" style:family="text">
      <style:text-properties officeooo:rsid="003cb4df" fo:background-color="transparent" loext:char-shading-value="0"/>
    </style:style>
    <style:style style:name="T33" style:family="text">
      <style:text-properties officeooo:rsid="00529fbc" fo:background-color="transparent" loext:char-shading-value="0"/>
    </style:style>
    <style:style style:name="T34" style:family="text">
      <style:text-properties officeooo:rsid="00529fbc" fo:background-color="transparent" loext:char-shading-value="0" style:font-style-asian="normal" style:font-style-complex="normal"/>
    </style:style>
    <style:style style:name="T35" style:family="text">
      <style:text-properties officeooo:rsid="001fa2d0" fo:background-color="transparent" loext:char-shading-value="0" style:font-style-asian="normal" style:font-style-complex="normal"/>
    </style:style>
    <style:style style:name="T36" style:family="text">
      <style:text-properties officeooo:rsid="005306f3" fo:background-color="transparent" loext:char-shading-value="0"/>
    </style:style>
    <style:style style:name="T37" style:family="text">
      <style:text-properties officeooo:rsid="00394f40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font-style="italic" officeooo:rsid="00529fb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0f9f" style:font-style-asian="italic" style:font-style-complex="italic"/>
    </style:style>
    <style:style style:name="T43" style:family="text">
      <style:text-properties style:font-name="Lucida Grande" officeooo:rsid="001c223e" style:font-name-asian="Lucida Grande" style:font-name-complex="Lucida Grande"/>
    </style:style>
    <style:style style:name="T44" style:family="text">
      <style:text-properties officeooo:rsid="001c223e" style:font-name-asian="Arial Unicode MS" style:font-name-complex="Arial Unicode MS"/>
    </style:style>
    <style:style style:name="T45" style:family="text">
      <style:text-properties fo:font-size="10pt" officeooo:rsid="001e1346" style:font-size-asian="10pt" style:font-size-complex="10pt"/>
    </style:style>
    <style:style style:name="T46" style:family="text">
      <style:text-properties fo:font-size="10pt" officeooo:rsid="00610904" style:font-size-asian="10pt" style:font-size-complex="10pt"/>
    </style:style>
    <style:style style:name="T47" style:family="text">
      <style:text-properties fo:font-size="10pt" officeooo:rsid="0062e0a3" style:font-size-asian="10pt" style:font-size-complex="10pt"/>
    </style:style>
    <style:style style:name="T48" style:family="text">
      <style:text-properties fo:font-size="9pt" fo:font-weight="normal" style:font-size-asian="9pt" style:font-size-complex="9pt"/>
    </style:style>
    <style:style style:name="T49" style:family="text">
      <style:text-properties fo:font-size="9pt" fo:font-weight="normal" officeooo:rsid="001d52ef" style:font-size-asian="9pt" style:font-size-complex="9pt"/>
    </style:style>
    <style:style style:name="T50" style:family="text">
      <style:text-properties officeooo:rsid="001dbe86"/>
    </style:style>
    <style:style style:name="T51" style:family="text">
      <style:text-properties officeooo:rsid="00292259"/>
    </style:style>
    <style:style style:name="T52" style:family="text">
      <style:text-properties officeooo:rsid="002b0f9f"/>
    </style:style>
    <style:style style:name="T53" style:family="text">
      <style:text-properties officeooo:rsid="00357544"/>
    </style:style>
    <style:style style:name="T54" style:family="text">
      <style:text-properties officeooo:rsid="00374ddd"/>
    </style:style>
    <style:style style:name="T55" style:family="text">
      <style:text-properties officeooo:rsid="00394acc"/>
    </style:style>
    <style:style style:name="T56" style:family="text">
      <style:text-properties officeooo:rsid="003cb4df"/>
    </style:style>
    <style:style style:name="T57" style:family="text">
      <style:text-properties officeooo:rsid="0040ec56"/>
    </style:style>
    <style:style style:name="T58" style:family="text">
      <style:text-properties officeooo:rsid="00453488"/>
    </style:style>
    <style:style style:name="T59" style:family="text">
      <style:text-properties officeooo:rsid="00495675"/>
    </style:style>
    <style:style style:name="T60" style:family="text">
      <style:text-properties officeooo:rsid="004bb7ce"/>
    </style:style>
    <style:style style:name="T61" style:family="text">
      <style:text-properties officeooo:rsid="004c801d"/>
    </style:style>
    <style:style style:name="T62" style:family="text">
      <style:text-properties officeooo:rsid="004fc84c"/>
    </style:style>
    <style:style style:name="T63" style:family="text">
      <style:text-properties officeooo:rsid="002d33ca"/>
    </style:style>
    <style:style style:name="T64" style:family="text">
      <style:text-properties officeooo:rsid="0051b784"/>
    </style:style>
    <style:style style:name="T65" style:family="text">
      <style:text-properties officeooo:rsid="00529fbc"/>
    </style:style>
    <style:style style:name="T66" style:family="text">
      <style:text-properties officeooo:rsid="005306f3"/>
    </style:style>
    <style:style style:name="T67" style:family="text">
      <style:text-properties officeooo:rsid="00394f40"/>
    </style:style>
    <style:style style:name="T68" style:family="text">
      <style:text-properties officeooo:rsid="005408ed"/>
    </style:style>
    <style:style style:name="T69" style:family="text">
      <style:text-properties officeooo:rsid="0063a09a"/>
    </style:style>
    <style:style style:name="T70" style:family="text">
      <style:text-properties officeooo:rsid="00690ef8"/>
    </style:style>
    <style:style style:name="T71" style:family="text">
      <style:text-properties officeooo:rsid="006abb79"/>
    </style:style>
    <style:style style:name="T72" style:family="text">
      <style:text-properties officeooo:rsid="006ad22c"/>
    </style:style>
    <style:style style:name="T73" style:family="text">
      <style:text-properties officeooo:rsid="006c4e7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f181235a-b7fe-9cc7-b391-1497db5449f7"/>Greg Sandell</text:p>
      <text:p text:style-name="P6">Los Angeles, CA</text:p>
      <text:p text:style-name="P21">(<text:span text:style-name="T51">213</text:span>) <text:span text:style-name="T51">479-0790</text:span> <text:s/><text:span text:style-name="T43">•</text:span><text:span text:style-name="T44"> </text:span><text:s/><text:a xlink:type="simple" xlink:href="mailto:GREG.SANDELL@GMAIL.COM" text:style-name="Internet_20_link" text:visited-style-name="Visited_20_Internet_20_Link">GREG.SANDELL@GMAIL.COM</text:a> <text:s/><text:span text:style-name="T43">•</text:span><text:span text:style-name="T44"> </text:span><text:s/><text:span text:style-name="T48">Portfolio/</text:span><text:span text:style-name="T49">c</text:span><text:span text:style-name="T48">ode: </text:span><text:a xlink:type="simple" xlink:href="http://gregsandell.com/" text:style-name="Internet_20_link" text:visited-style-name="Visited_20_Internet_20_Link"><text:span text:style-name="T48">gregsandell.com</text:span></text:a></text:p>
      <text:h text:style-name="P9" text:outline-level="1">About Me</text:h>
      <text:p text:style-name="P23"><text:span text:style-name="T45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7">using</text:span><text:span text:style-name="T45"> Javascript/Node.js/React Front End Development, </text:span><text:span text:style-name="T47">Selenium-based </text:span><text:span text:style-name="T45">Automated UI Testing, </text:span><text:span text:style-name="T46">Salesforce </text:span><text:span text:style-name="T45">eCommerce, load testing, </text:span><text:span text:style-name="T46">SQL </text:span><text:span text:style-name="T45">database design, asynchronous/multi-threaded processing, and integrating third party software. <text:s/></text:span></text:p>
      <text:p text:style-name="P55">I excel at team code development, project lifecycle, cross-functional teamwork, identifying business needs and using collaboration tools. <text:s/>A long career in technology encompassing such areas as Java, Maven, Eclipse, Tomcat, C, Struts, and even laserdisk mutlimedia apps, gives me the benefit of diverse wisdom, a passion for learning, and an ability to learn quickly. <text:s text:c="2"/></text:p>
      <text:p text:style-name="P55">I have applied technology and software development across a diverse and eclectic backround including music graduate school, scientific research in human hearing, and Digital Signal Processing. <text:s/>I am also an accomplished classical pianist, electric bass player, and composer.</text:p>
      <text:h text:style-name="P8" text:outline-level="1">Experience</text:h>
      <text:h text:style-name="P20" text:outline-level="2"><text:span text:style-name="T61">OCT 2017</text:span> – <text:span text:style-name="T61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3296309211" text:style-name="L1">
        <text:list-item>
          <text:p text:style-name="P52">Javascript/web programmer in Salesforce Commerce Cloud (a.k.a. SFCC/DemandWare) for company eCommerce site with $1.2 bil in <text:span text:style-name="T73">2019 </text:span>sales </text:p>
        </text:list-item>
        <text:list-item>
          <text:p text:style-name="P52">Integrate SFCC with third party eCommerce services: <text:span text:style-name="T60">PayPal, </text:span>Givex giftcards, <text:span text:style-name="T60">Adyen, CardConnect, Signal Tag Manager, Kount Fraud Manager, Olapic, Narvar, and Adobe Audience Manager analytics</text:span></text:p>
        </text:list-item>
        <text:list-item>
          <text:p text:style-name="P41">Develop custom <text:span text:style-name="T70">multi-tiered</text:span> <text:span text:style-name="T70">web applications</text:span> <text:span text:style-name="T70">including SQL, REST services, Ajax, token based authentication, pub/sub messaging, Bash shell scripts, AWS, and BrowserStack cloud components</text:span>. <text:s/>Stack includes: <text:s/>Node.js, React/Redux, <text:span text:style-name="T71">Express, </text:span>Sqlite, WebSockets, <text:span text:style-name="T71">Bootstrap, Material-UI</text:span>.</text:p>
        </text:list-item>
        <text:list-item>
          <text:p text:style-name="P40">Develop reusable tools for UI automation and load testing; solve latency, asynchrony, and race condition issues; write CSS queries that work reliably across <text:span text:style-name="T72">major mobile and desktop web browsers</text:span> navigators.</text:p>
        </text:list-item>
        <text:list-item>
          <text:p text:style-name="P42">Provide Automated UI Test coverage for the eCommerce site including all phases of the purchase lifecycle, shopping cart interaction, product returns, payment processing, <text:span text:style-name="T69">user profile and fraud detection. <text:s/>Tech stack: <text:s/>internJS, leadfoot, eureQa, BrowserStack cloud</text:span></text:p>
        </text:list-item>
        <text:list-item>
          <text:p text:style-name="P43"><text:span text:style-name="T72">Provide training &amp; mentoring to junior develpers on Javascript, Node.js and SFCC; give</text:span> presentations to <text:span text:style-name="T72">to developers and </text:span>cross-functional teams on React <text:span text:style-name="T72">and Automated UI Testing</text:span>.</text:p>
        </text:list-item>
        <text:list-item>
          <text:p text:style-name="P44"><text:span text:style-name="T73">Work with new</text:span> fulfillment/distribution centers <text:span text:style-name="T73">coming online by creating bulk test orders in </text:span>the SAP Supply chain</text:p>
        </text:list-item>
      </text:list>
      <text:h text:style-name="P20" text:outline-level="2"><text:span text:style-name="T58">AUG 2017</text:span> – <text:span text:style-name="T59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12650039358296" text:continue-numbering="true" text:style-name="L1">
        <text:list-item>
          <text:p text:style-name="P45"><text:span text:style-name="T56">I</text:span>nstructor for “Fullstack Developer” bootcamp, <text:span text:style-name="T60">teaching HTML, CSS, Git, Bootstrap, Javascript, jQuery, Ajax, Firebase, Node.js</text:span></text:p>
        </text:list-item>
      </text:list>
      <text:h text:style-name="P19" text:outline-level="2"><text:soft-page-break/><text:span text:style-name="T52">APR 2016</text:span> – <text:span text:style-name="T57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12650926428240" text:continue-numbering="true" text:style-name="L1">
        <text:list-item>
          <text:p text:style-name="P47"><text:span text:style-name="T62">Developed</text:span> <text:span text:style-name="T50">presentation layer and </text:span>application logic for hosted web application <text:span text:style-name="T42">auction.com</text:span><text:span text:style-name="T52">,</text:span> <text:span text:style-name="T56">a Real Estate auction transaction platform</text:span></text:p>
        </text:list-item>
        <text:list-item>
          <text:p text:style-name="P51"><text:span text:style-name="T62">Responsible for features </text:span>Search &amp; Discovery, Event Details, Calendar, User prefs and personalization, and Home page <text:span text:style-name="T62">written in AngularJS 1.4, React/Redux, ES6, ArcGIS, and Python</text:span></text:p>
        </text:list-item>
        <text:list-item>
          <text:p text:style-name="P27"><text:span text:style-name="T53">Wrote QA Automation tests using Selenium and Nightwatch (demo: </text:span><text:a xlink:type="simple" xlink:href="http://bit.ly/2wUjFcS" text:style-name="Internet_20_link" text:visited-style-name="Visited_20_Internet_20_Link"><text:span text:style-name="T53">http://bit.ly/2wUjFcS</text:span></text:a><text:span text:style-name="T53">)</text:span></text:p>
        </text:list-item>
        <text:list-item>
          <text:p text:style-name="P27"><text:span text:style-name="T62">D</text:span>esign and troubleshooting of REST <text:span text:style-name="T54">and </text:span>JSON-based <text:span text:style-name="T62">backend, </text:span>services, <text:span text:style-name="T63">Omniture tracking to and LaunchDarkly feature flags</text:span></text:p>
        </text:list-item>
      </text:list>
      <text:p text:style-name="P7"/>
      <text:h text:style-name="P18" text:outline-level="2"><text:span text:style-name="T50">OCT</text:span> 201<text:span text:style-name="T50">5</text:span> - <text:span text:style-name="T50">MAR</text:span> 201<text:span text:style-name="T50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12650450028459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62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12651151539406" text:continue-numbering="true" text:style-name="L1">
        <text:list-item>
          <text:p text:style-name="P46">Developer for hosted web application 'Compass', a CRM platform for Recruiters.</text:p>
        </text:list-item>
        <text:list-item>
          <text:p text:style-name="P31">Created UI widgets <text:span text:style-name="T64">and application logic for workflow tools in Sencha ExtJS 4.0.7 Javascript </text:span></text:p>
        </text:list-item>
        <text:list-item>
          <text:p text:style-name="P31"><text:span text:style-name="T64">Wrote backend Ajax/JSON components, test coverage in </text:span>Jasmine, <text:span text:style-name="T62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4271340161" text:style-name="L2">
        <text:list-item>
          <text:p text:style-name="P48">Member of Core Mobile team supporting <text:span text:style-name="T55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64">Launched mobile version of new fatures</text:span> <text:span text:style-name="T41">Shop Your Way</text:span> <text:span text:style-name="T64">(</text:span>loyalty card<text:span text:style-name="T64">) and</text:span> <text:span text:style-name="T41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1105448479" text:style-name="L3">
        <text:list-item>
          <text:p text:style-name="P49">Wrote mobile apps (iPhone, iPad) for medical clients Kimberly-Clark, Haemonetics, <text:span text:style-name="T65">and </text:span>Amer. Assn. of Critical Care Nurses <text:span text:style-name="T65">in</text:span> hybrid web/iOS AngularJS <text:span text:style-name="T65">and</text:span> jQuery Mobile, Trigger.io, TestFlight, and Rails/Heroku</text:p>
        </text:list-item>
      </text:list>
      <text:list xml:id="list1294488121" text:style-name="L4">
        <text:list-item>
          <text:p text:style-name="P38"><text:span text:style-name="T30">Lead developer on </text:span><text:span text:style-name="T31">iPhone app</text:span><text:span text:style-name="T30"> </text:span><text:span text:style-name="T33">that was deployed in</text:span><text:span text:style-name="T30"> Apple AppStore </text:span><text:span text:style-name="T33">(</text:span><text:span text:style-name="T39">AACN Bedside</text:span><text:span text:style-name="T34">)</text:span></text:p>
        </text:list-item>
        <text:list-item>
          <text:p text:style-name="P39"><text:span text:style-name="T21">Lead developer</text:span><text:span text:style-name="T20"> </text:span><text:span text:style-name="T23">for web-based</text:span><text:span text:style-name="T22"> census and demographic </text:span><text:span text:style-name="T23">data-mining tool </text:span><text:span text:style-name="T20">(</text:span><text:span text:style-name="T24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5">http://bit.ly/2wU5Yun</text:span></text:a><text:span text:style-name="T20">)</text:span></text:p>
        </text:list-item>
        <text:list-item>
          <text:p text:style-name="P38"><text:span text:style-name="T33">Lead developer on</text:span><text:span text:style-name="T30"> an iPad ‘concierge’ app to connect heart patients, their nurses and caregivers </text:span><text:span text:style-name="T33">(</text:span><text:span text:style-name="T39">ContinuCare)</text:span><text:span text:style-name="T34"> and <text:s/>a blood drive simulation sales tool </text:span><text:span text:style-name="T35">for the iPad </text:span><text:span text:style-name="T34">(</text:span><text:span text:style-name="T40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4183481296" text:style-name="L5">
        <text:list-item>
          <text:p text:style-name="P53"><text:span text:style-name="T30">Developed hosted web applications </text:span><text:span text:style-name="T38">CareDiscovery</text:span><text:span text:style-name="T30"> and </text:span><text:span text:style-name="T38">IntegrationDiscovery</text:span><text:span text:style-name="T30">, Business Intelligence and data mining tools for </text:span><text:span text:style-name="T33">a 4 TB Oracle OLAP Data Warehouse of Hospital Billing data</text:span></text:p>
        </text:list-item>
        <text:list-item>
          <text:p text:style-name="P33"><text:soft-page-break/>Created servlet- and portal-based <text:span text:style-name="T65">J2EE</text:span> web applications for IBM Websphere Portal 5, Tomcat 6 &amp; Glassfish i<text:span text:style-name="T65">n Java 1.4 &amp; 6 Servlets, JSP, jQuery Javascript, <text:s/>PL/SQL stored procedures</text:span></text:p>
        </text:list-item>
      </text:list>
      <text:h text:style-name="P16" text:outline-level="2"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18464801" text:style-name="L6">
        <text:list-item>
          <text:p text:style-name="P54"><text:span text:style-name="T33">Front End D</text:span><text:span text:style-name="T32">eveloper for</text:span><text:span text:style-name="T30"> hosted web application </text:span><text:span text:style-name="T38">Merchantize</text:span><text:span text:style-name="T30">, </text:span><text:span text:style-name="T32">an Ad Technology</text:span><text:span text:style-name="T30"> tool for managing clients' Paid Search campaigns, </text:span><text:span text:style-name="T36">keyword purchases and</text:span><text:span text:style-name="T30"> </text:span><text:span text:style-name="T37">cost-per-click </text:span><text:span text:style-name="T36">advertising </text:span><text:span text:style-name="T30">with major search and shopping engines (Google, Yahoo, MSN, NexTag, PriceGrabber)</text:span></text:p>
        </text:list-item>
        <text:list-item>
          <text:p text:style-name="P35"><text:span text:style-name="T65">Consumed streaming XML-based product feeds for clients Sears, The Gap, Hilton, Lands End, LEGO, and Williams Sonoma with cron-based processes written in</text:span> Perl, Bash, <text:span text:style-name="T65">SMTP</text:span> <text:span text:style-name="T65">&amp; </text:span>Java. </text:p>
        </text:list-item>
        <text:list-item>
          <text:p text:style-name="P34"><text:span text:style-name="T66">Wrote PDF</text:span> reports in Apache POI <text:span text:style-name="T66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2982745462" text:style-name="L7">
        <text:list-item>
          <text:p text:style-name="P50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67">Created scheduled jobs for sweeping expired database content and</text:span> JMeter test plans <text:span text:style-name="T68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6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19">Analysis techniques on classical and 20th Century music. Formal computer programming studies. Thesis on Edgard Var</text:span><text:span text:style-name="T29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0">placed</text:span> in competitions, and performed Beethoven concerto with orchestra.</text:p>
      <text:h text:style-name="P10" text:outline-level="1"><text:span text:style-name="T27">Certifications</text:span><text:span text:style-name="T28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ppleSystemUIFont" svg:font-family="AppleSystemUIFo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20-03-06T11:20:22.428572000</dc:date>
    <meta:editing-duration>P29DT28M55S</meta:editing-duration>
    <meta:editing-cycles>56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4" meta:word-count="1096" meta:character-count="7608" meta:non-whitespace-character-count="6579"/>
  </office:meta>
</office:document-meta>
</file>